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tyle="italic" style:text-underline-style="solid" style:text-underline-width="auto" style:text-underline-color="font-color" fo:font-weight="bold" officeooo:rsid="0013c123" officeooo:paragraph-rsid="001dc49a" style:font-style-asian="italic" style:font-weight-asian="bold" style:font-style-complex="italic" style:font-weight-complex="bold"/>
    </style:style>
    <style:style style:name="P2" style:family="paragraph" style:parent-style-name="Header">
      <style:text-properties fo:font-style="italic" style:text-underline-style="none" fo:font-weight="bold" officeooo:rsid="0013c123" officeooo:paragraph-rsid="001dc49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orgia" fo:font-weight="bold" officeooo:paragraph-rsid="001dc49a" style:font-weight-asian="bold" style:font-weight-complex="bold"/>
    </style:style>
    <style:style style:name="P4" style:family="paragraph" style:parent-style-name="Standard">
      <style:text-properties style:font-name="Georgia" fo:font-weight="bold" officeooo:paragraph-rsid="001dc49a" style:font-weight-asian="bold" style:font-weight-complex="bold"/>
    </style:style>
    <style:style style:name="P5" style:family="paragraph" style:parent-style-name="Standard">
      <style:text-properties style:font-name="Georgia" officeooo:paragraph-rsid="001dc49a"/>
    </style:style>
    <style:style style:name="P6" style:family="paragraph" style:parent-style-name="Standard">
      <style:text-properties style:font-name="Georgia" officeooo:rsid="001debb9" officeooo:paragraph-rsid="001e2851"/>
    </style:style>
    <style:style style:name="P7" style:family="paragraph" style:parent-style-name="Standard">
      <style:text-properties style:font-name="Georgia" officeooo:rsid="001debb9" officeooo:paragraph-rsid="00204a60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officeooo:rsid="001b898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2851"/>
    </style:style>
    <style:style style:name="T6" style:family="text">
      <style:text-properties officeooo:rsid="0020a2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YTHON – WORKSHEET </text:p>
      <text:p text:style-name="P5"/>
      <text:p text:style-name="P4">Q1 to Q8 have only one correct answer. Choose the correct option to answer your question. </text:p>
      <text:p text:style-name="P4"/>
      <text:p text:style-name="P4">1. Which of the following operators is used to calculate remainder in a division?</text:p>
      <text:p text:style-name="P5">A) # <text:s text:c="51"/></text:p>
      <text:p text:style-name="P5">B) &amp; </text:p>
      <text:p text:style-name="P5">C) %</text:p>
      <text:p text:style-name="P5">D) $</text:p>
      <text:p text:style-name="P5"/>
      <text:p text:style-name="P6">Correct Answer - C) %</text:p>
      <text:p text:style-name="P5"/>
      <text:p text:style-name="P4">2. In python 2/3 is equal to?</text:p>
      <text:p text:style-name="P5">A) 0.666 </text:p>
      <text:p text:style-name="P5">B) 0 </text:p>
      <text:p text:style-name="P5">C) 1</text:p>
      <text:p text:style-name="P5">D) 0.67</text:p>
      <text:p text:style-name="P5"/>
      <text:p text:style-name="P6">Correct Answer - A) 0.666 </text:p>
      <text:p text:style-name="P5"/>
      <text:p text:style-name="P4">3. In python, 6&lt;&lt;2 is equal to?</text:p>
      <text:p text:style-name="P5">A) 36 </text:p>
      <text:p text:style-name="P5">B) 10 </text:p>
      <text:p text:style-name="P5">C) 24</text:p>
      <text:p text:style-name="P5">D) 45</text:p>
      <text:p text:style-name="P5"/>
      <text:p text:style-name="P6">Correct Answer - C) 24</text:p>
      <text:p text:style-name="P5"/>
      <text:p text:style-name="P4">4. In python, 6&amp;2 will give which of the following as output?</text:p>
      <text:p text:style-name="P5">A) 2 </text:p>
      <text:p text:style-name="P5">B) True </text:p>
      <text:p text:style-name="P5">C) False</text:p>
      <text:p text:style-name="P5">D) 0</text:p>
      <text:p text:style-name="P5"/>
      <text:p text:style-name="P6">Correct Answer - A) 2 </text:p>
      <text:p text:style-name="P5"/>
      <text:p text:style-name="P4">5. In python, 6|2 will give which of the following as output?</text:p>
      <text:p text:style-name="P5">A) 2 </text:p>
      <text:p text:style-name="P5">B) 4 </text:p>
      <text:p text:style-name="P5">C) 0</text:p>
      <text:p text:style-name="P5">D) 6</text:p>
      <text:p text:style-name="P5"/>
      <text:p text:style-name="P6">Correct Answer - A) 2 </text:p>
      <text:p text:style-name="P5"/>
      <text:p text:style-name="P4"/>
      <text:p text:style-name="P4"><text:soft-page-break/></text:p>
      <text:p text:style-name="P4">6. What does the finally keyword denotes in python?</text:p>
      <text:p text:style-name="P5">A) It is used to mark the end of the code </text:p>
      <text:p text:style-name="P5">B) It encloses the lines of code which will be executed if any error occurs while executing the lines of code in the try block. </text:p>
      <text:p text:style-name="P5">C) the finally block will be executed no matter if the try block raises an error or not.</text:p>
      <text:p text:style-name="P5">D) None of the above</text:p>
      <text:p text:style-name="P5"/>
      <text:p text:style-name="P6">Correct Answer - C) the finally block will be executed no matter if the try block raises an error or not.</text:p>
      <text:p text:style-name="P5"/>
      <text:p text:style-name="P4">7. What does raise keyword is used for in python?</text:p>
      <text:p text:style-name="P5">A) It is used to raise an exception. </text:p>
      <text:p text:style-name="P5">B) It is used to define lambda function </text:p>
      <text:p text:style-name="P5">C) it's not a keyword in python.</text:p>
      <text:p text:style-name="P5">D) None of the above</text:p>
      <text:p text:style-name="P5"/>
      <text:p text:style-name="P6">Correct Answer - A) It is used to raise an exception.</text:p>
      <text:p text:style-name="P5"/>
      <text:p text:style-name="P5"><text:span text:style-name="T4">8. Which of the following is a common use case of yield keyword in python?</text:span></text:p>
      <text:p text:style-name="P5">A) in defining an iterator </text:p>
      <text:p text:style-name="P5">B) while defining a lambda function </text:p>
      <text:p text:style-name="P5">C) in defining a generator</text:p>
      <text:p text:style-name="P5">D) in for loop.</text:p>
      <text:p text:style-name="P5"/>
      <text:p text:style-name="P6">Correct Answer - C) in defining a generator</text:p>
      <text:p text:style-name="P5"/>
      <text:p text:style-name="P4">Q9 and Q10 have multiple correct answers. Choose all the correct options to answer your question.</text:p>
      <text:p text:style-name="P5"/>
      <text:p text:style-name="P4">9. Which of the following are the valid variable names?</text:p>
      <text:p text:style-name="P5">A) _abc </text:p>
      <text:p text:style-name="P5">B) 1abc </text:p>
      <text:p text:style-name="P5">C) abc2</text:p>
      <text:p text:style-name="P5">D) None of the above</text:p>
      <text:p text:style-name="P5"/>
      <text:p text:style-name="P7">Correct Answer - B) 1abc </text:p>
      <text:p text:style-name="P5"/>
      <text:p text:style-name="P4">10. Which of the following are the keywords in python?</text:p>
      <text:p text:style-name="P5">A) yield </text:p>
      <text:p text:style-name="P5">B) raise </text:p>
      <text:p text:style-name="P5">C) look-in</text:p>
      <text:p text:style-name="P5">D) all of the above</text:p>
      <text:p text:style-name="P5"/>
      <text:p text:style-name="P7">Correct Answer - B) raise </text:p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text-underline-style="none" fo:font-weight="bold" officeooo:rsid="0013c123" officeooo:paragraph-rsid="001dc49a" style:font-style-asian="italic" style:font-weight-asian="bold" style:font-style-complex="italic" style:font-weight-complex="bold"/>
    </style:style>
    <style:style style:name="MP2" style:family="paragraph" style:parent-style-name="Header">
      <style:text-properties fo:font-style="italic" style:text-underline-style="solid" style:text-underline-width="auto" style:text-underline-color="font-color" fo:font-weight="bold" officeooo:rsid="0013c123" officeooo:paragraph-rsid="001dc49a" style:font-style-asian="italic" style:font-weight-asian="bold" style:font-style-complex="italic" style:font-weight-complex="bold"/>
    </style:style>
    <style:style style:name="MT1" style:family="text">
      <style:text-properties fo:color="#000000" fo:background-color="transparent" loext:char-shading-value="0"/>
    </style:style>
    <style:style style:name="MT2" style:family="text">
      <style:text-properties fo:color="#000000"/>
    </style:style>
    <style:style style:name="MT3" style:family="text">
      <style:text-properties officeooo:rsid="001b8988"/>
    </style:style>
    <style:style style:name="MT4" style:family="text">
      <style:text-properties officeooo:rsid="001e28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LIP ROBO <text:s/></text:span><text:span text:style-name="MT2"><text:s text:c="2"/></text:span><text:s text:c="63"/><text:span text:style-name="MT3">WORKSHEET_</text:span>ASSIGNMENT- <text:span text:style-name="MT4">2</text:span></text:p>
        <text:p text:style-name="MP2"><text:s text:c="116"/>Page Number - <text:page-number text:select-page="current">3</text:page-number><text:s text:c="4"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31T18:53:19.442000000</meta:creation-date>
    <dc:date>2023-12-31T19:36:34.339000000</dc:date>
    <meta:editing-duration>PT9M59S</meta:editing-duration>
    <meta:editing-cycles>5</meta:editing-cycles>
    <meta:generator>LibreOffice/6.4.0.3$Windows_X86_64 LibreOffice_project/b0a288ab3d2d4774cb44b62f04d5d28733ac6df8</meta:generator>
    <meta:document-statistic meta:table-count="0" meta:image-count="0" meta:object-count="0" meta:page-count="3" meta:paragraph-count="65" meta:word-count="392" meta:character-count="2111" meta:non-whitespace-character-count="1519"/>
  </office:meta>
</office:document-meta>
</file>